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10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8.5pt" fo:text-shadow="1pt 1pt" fo:font-weight="bold" style:font-name-asian="Segoe UI2" style:font-size-asian="8.5pt" style:font-weight-asian="bold" style:font-name-complex="Segoe UI2" style:font-size-complex="8.5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ffffff" style:font-name="Segoe UI" fo:font-size="31pt" fo:text-shadow="1pt 1pt" fo:font-weight="normal" style:font-name-asian="Segoe UI2" style:font-size-asian="31pt" style:font-weight-asian="normal" style:font-name-complex="Segoe UI2" style:font-size-complex="31pt" style:font-weight-complex="normal"/>
    </style:style>
    <style:style style:name="T6" style:family="text">
      <style:text-properties fo:color="#ffffff" style:font-name="Segoe UI" fo:font-size="30pt" fo:text-shadow="1pt 1pt" fo:font-weight="normal" style:font-name-asian="Segoe UI2" style:font-size-asian="30pt" style:font-weight-asian="normal" style:font-name-complex="Segoe UI2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Epistle Reading</text:span></text:p>
            <text:p text:style-name="P1"><text:span text:style-name="T2">Galatians 1:11–2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7.766cm" svg:x="1.524cm" svg:y="0.508cm">
          <draw:text-box>
            <text:p text:style-name="P4"><text:span text:style-name="T3">11</text:span><text:span text:style-name="T4">For I would have you know, brothers, that the gospel that was preached by me is not man’s gospel. </text:span><text:span text:style-name="T3">12</text:span><text:span text:style-name="T4">For I did not receive it from any man, nor was I taught it, but I received it through a revelation of Jesus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4cm" svg:height="9.269cm" svg:x="1.27cm" svg:y="0.446cm">
          <draw:text-box>
            <text:p text:style-name="P4"><text:span text:style-name="T3">13</text:span><text:span text:style-name="T4">For you have heard of my former life in Judaism, how I persecuted the church of God violently and tried to destroy it. </text:span><text:span text:style-name="T3">14</text:span><text:span text:style-name="T4">And I was advancing in Judaism beyond many of my own age among my </text:span><text:span text:style-name="T5">people,</text:span><text:span text:style-name="T4"> </text:span><text:span text:style-name="T5">so extremely zealous was I for the </text:span><text:span text:style-name="T6">traditions</text:span><text:span text:style-name="T4"> of my fath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892cm" svg:height="8.128cm" svg:x="1.524cm" svg:y="0.508cm">
          <draw:text-box>
            <text:p text:style-name="P4"><text:span text:style-name="T3">15</text:span><text:span text:style-name="T4">But when he who had set me apart before I was born, and who called me by his grace, </text:span><text:span text:style-name="T3">16</text:span><text:span text:style-name="T4">was pleased to reveal his Son to me, in order that I might preach him among the Gentiles, I did not immediately consult with anyon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7" draw:layer="layout" svg:width="25.4cm" svg:height="8.382cm" svg:x="1.27cm" svg:y="0.508cm">
          <draw:text-box>
            <text:p text:style-name="P6"><text:span text:style-name="T3">17</text:span><text:span text:style-name="T4">nor did I go up to Jerusalem to those who were apostles before me, but I went away into Arabia, and returned again to Damascus.</text:span></text:p>
            <text:p text:style-name="P6"><text:span text:style-name="T3">18</text:span><text:span text:style-name="T4">Then after three years I went up to Jerusalem to visit Cephas and remained with him fifteen d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7" draw:layer="layout" svg:width="25.4cm" svg:height="9.652cm" svg:x="1.27cm" svg:y="0.508cm">
          <draw:text-box>
            <text:p text:style-name="P6"><text:span text:style-name="T3">19</text:span><text:span text:style-name="T4">But I saw none of the other apostles except James the Lord’s brother. </text:span><text:span text:style-name="T3">20</text:span><text:span text:style-name="T4">(In what I am writing to you, before God, I do not lie!) </text:span><text:span text:style-name="T3">21</text:span><text:span text:style-name="T4">Then I went into the regions of Syria and Cilicia. </text:span><text:span text:style-name="T3">22</text:span><text:span text:style-name="T4">And I was still unknown in person to the churches of Judea that are in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7" draw:layer="layout" svg:width="25.4cm" svg:height="6.604cm" svg:x="1.27cm" svg:y="0.508cm">
          <draw:text-box>
            <text:p text:style-name="P6"><text:span text:style-name="T3">23</text:span><text:span text:style-name="T4">They only were hearing it said, “He who used to persecute us is now preaching the faith he once tried to destroy.” </text:span><text:span text:style-name="T3">24</text:span><text:span text:style-name="T4">And they glorified God because of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21:58:04.831000000</meta:creation-date>
    <dc:date>2016-06-02T09:37:57.185000000</dc:date>
    <meta:editing-duration>PT59S</meta:editing-duration>
    <meta:editing-cycles>3</meta:editing-cycles>
    <meta:generator>LibreOffice/5.1.3.2$Windows_X86_64 LibreOffice_project/644e4637d1d8544fd9f56425bd6cec110e49301b</meta:generator>
    <meta:document-statistic meta:object-count="42"/>
  </office:meta>
</office:document-meta>
</file>